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0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1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18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0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1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1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0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1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1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1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1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39905454545" calcext:value-type="float">
            <text:p>13.293990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6215172414" calcext:value-type="float">
            <text:p>13.34162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28664" calcext:value-type="float">
            <text:p>13.33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89343448276" calcext:value-type="float">
            <text:p>13.30893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11088" calcext:value-type="float">
            <text:p>13.29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2432" calcext:value-type="float">
            <text:p>13.2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87848275862" calcext:value-type="float">
            <text:p>13.2687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94248" calcext:value-type="float">
            <text:p>13.2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1794482759" calcext:value-type="float">
            <text:p>13.28617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86900645161" calcext:value-type="float">
            <text:p>13.2886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80713103448" calcext:value-type="float">
            <text:p>13.28807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6252903226" calcext:value-type="float">
            <text:p>13.2866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00672" calcext:value-type="float">
            <text:p>13.3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79336" calcext:value-type="float">
            <text:p>13.3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3212137931" calcext:value-type="float">
            <text:p>13.40321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76592" calcext:value-type="float">
            <text:p>13.42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11592" calcext:value-type="float">
            <text:p>13.49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78485517241" calcext:value-type="float">
            <text:p>13.607848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9543225806" calcext:value-type="float">
            <text:p>13.7069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89108" calcext:value-type="float">
            <text:p>13.738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9692903226" calcext:value-type="float">
            <text:p>13.7529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5812" calcext:value-type="float">
            <text:p>13.73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1760516129" calcext:value-type="float">
            <text:p>13.7417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44381935484" calcext:value-type="float">
            <text:p>13.8544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20348" calcext:value-type="float">
            <text:p>13.842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96406451613" calcext:value-type="float">
            <text:p>13.8396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1128" calcext:value-type="float">
            <text:p>13.8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21854193548" calcext:value-type="float">
            <text:p>13.8721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4149677419" calcext:value-type="float">
            <text:p>13.9144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952" calcext:value-type="float">
            <text:p>13.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03316129032" calcext:value-type="float">
            <text:p>13.960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78664" calcext:value-type="float">
            <text:p>13.96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69683870968" calcext:value-type="float">
            <text:p>13.9669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98795714286" calcext:value-type="float">
            <text:p>13.949879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2570322581" calcext:value-type="float">
            <text:p>13.9412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0570322581" calcext:value-type="float">
            <text:p>13.8650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86312" calcext:value-type="float">
            <text:p>13.83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6343225807" calcext:value-type="float">
            <text:p>13.8136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57484" calcext:value-type="float">
            <text:p>13.785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83192258065" calcext:value-type="float">
            <text:p>13.7383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6548" calcext:value-type="float">
            <text:p>13.722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78392258065" calcext:value-type="float">
            <text:p>13.7078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28428" calcext:value-type="float">
            <text:p>13.702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1220645161" calcext:value-type="float">
            <text:p>13.6971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30162857143" calcext:value-type="float">
            <text:p>13.68301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3806451613" calcext:value-type="float">
            <text:p>13.664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26975483871" calcext:value-type="float">
            <text:p>13.692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16008" calcext:value-type="float">
            <text:p>13.67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30384" calcext:value-type="float">
            <text:p>13.6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84580645161" calcext:value-type="float">
            <text:p>13.718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97535483871" calcext:value-type="float">
            <text:p>13.759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5931034483" calcext:value-type="float">
            <text:p>13.8105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7892" calcext:value-type="float">
            <text:p>13.86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2704" calcext:value-type="float">
            <text:p>13.89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20060645161" calcext:value-type="float">
            <text:p>13.9120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6844137931" calcext:value-type="float">
            <text:p>13.92368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38828387097" calcext:value-type="float">
            <text:p>13.9338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4309677419" calcext:value-type="float">
            <text:p>14.042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33044" calcext:value-type="float">
            <text:p>14.04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5856" calcext:value-type="float">
            <text:p>14.0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43583448276" calcext:value-type="float">
            <text:p>14.03435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8472" calcext:value-type="float">
            <text:p>14.04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79424" calcext:value-type="float">
            <text:p>14.0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1285" calcext:value-type="float">
            <text:p>14.091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75089032258" calcext:value-type="float">
            <text:p>14.1375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22552" calcext:value-type="float">
            <text:p>14.1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28588387097" calcext:value-type="float">
            <text:p>14.1228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954" calcext:value-type="float">
            <text:p>14.109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82781935484" calcext:value-type="float">
            <text:p>14.0982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77517419355" calcext:value-type="float">
            <text:p>14.1877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2904" calcext:value-type="float">
            <text:p>14.1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587483871" calcext:value-type="float">
            <text:p>14.1885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5712" calcext:value-type="float">
            <text:p>14.2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8436129032" calcext:value-type="float">
            <text:p>14.2468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41945806452" calcext:value-type="float">
            <text:p>14.3141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32224" calcext:value-type="float">
            <text:p>14.4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5848516129" calcext:value-type="float">
            <text:p>14.4458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0204" calcext:value-type="float">
            <text:p>14.43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35090322581" calcext:value-type="float">
            <text:p>14.4335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85" calcext:value-type="float">
            <text:p>14.42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94980645161" calcext:value-type="float">
            <text:p>14.419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2308571429" calcext:value-type="float">
            <text:p>14.43823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81068" calcext:value-type="float">
            <text:p>14.418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6024" calcext:value-type="float">
            <text:p>14.4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8564" calcext:value-type="float">
            <text:p>14.41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4688" calcext:value-type="float">
            <text:p>14.3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5648" calcext:value-type="float">
            <text:p>14.4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514" calcext:value-type="float">
            <text:p>14.4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3804" calcext:value-type="float">
            <text:p>14.4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314100372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74" meta:object-count="0"/>
    <meta:user-defined meta:name="AppVersion">3.0</meta:user-defined>
  </office:meta>
</office:document-meta>
</file>